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1">
      <style:paragraph-properties fo:margin-top="0in" fo:margin-bottom="0in" fo:padding="0.0193in" fo:border="0.0008in solid #d9d9e3"/>
    </style:style>
    <style:style style:name="P7" style:family="paragraph" style:parent-style-name="Text_20_body" style:list-style-name="L2">
      <style:paragraph-properties fo:margin-top="0in" fo:margin-bottom="0in" fo:padding="0.0193in" fo:border="0.0008in solid #d9d9e3"/>
    </style:style>
    <style:style style:name="P8" style:family="paragraph" style:parent-style-name="Text_20_body" style:list-style-name="L3">
      <style:paragraph-properties fo:margin-top="0in" fo:margin-bottom="0in" fo:padding="0.0193in" fo:border="0.0008in solid #d9d9e3"/>
    </style:style>
    <style:style style:name="P9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0" style:family="paragraph" style:parent-style-name="Heading_20_4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Часть 1: Знакомство с WordPress и WooCommerce</text:h>
      <text:h text:style-name="P10" text:outline-level="4">1.1 Введение в WordPress и WooCommerce</text:h>
      <text:p text:style-name="P1"><text:span text:style-name="Strong_20_Emphasis">История и цели платформ:</text:span> WordPress начался как система для создания блогов и превратился в самую популярную платформу для создания веб-сайтов. WooCommerce, с другой стороны, является плагином, превращающим WordPress в мощную платформу электронной коммерции.</text:p>
      <text:p text:style-name="P1"><text:span text:style-name="Strong_20_Emphasis">Основные возможности и преимущества:</text:span> WordPress предлагает гибкую систему управления контентом (CMS), позволяющую легко управлять содержимым сайта. WooCommerce добавляет функции электронной коммерции, такие как управление товарами, платежи и доставка.</text:p>
      <text:p text:style-name="P1"><text:span text:style-name="Strong_20_Emphasis">Роль WooCommerce в электронной коммерции:</text:span> WooCommerce обеспечивает множество инструментов для создания интернет-магазина на основе WordPress. Он позволяет управлять продуктами, заказами, оплатой и другими аспектами электронной торговли.</text:p>
      <text:h text:style-name="P10" text:outline-level="4">1.2 Установка и настройка WordPress с WooCommerce</text:h>
      <text:p text:style-name="P1"><text:span text:style-name="Strong_20_Emphasis">Установка WordPress и базовая конфигурация:</text:span></text:p>
      <text:list xml:id="list2805801062618623275" text:style-name="L1">
        <text:list-item>
          <text:p text:style-name="P6">Загрузка и установка WordPress на хостинг</text:p>
        </text:list-item>
        <text:list-item>
          <text:p text:style-name="P6">Настройка базы данных и соединения с ней</text:p>
        </text:list-item>
        <text:list-item>
          <text:p text:style-name="P2">Конфигурирование основных настроек сайта</text:p>
        </text:list-item>
      </text:list>
      <text:p text:style-name="P1"><text:span text:style-name="Strong_20_Emphasis">Установка и настройка WooCommerce:</text:span></text:p>
      <text:list xml:id="list4332922346497127259" text:style-name="L2">
        <text:list-item>
          <text:p text:style-name="P7">Установка плагина WooCommerce из официального репозитория WordPress или через загрузку с официального сайта</text:p>
        </text:list-item>
        <text:list-item>
          <text:p text:style-name="P7">Процесс настройки основных параметров: валюта, налоги, способы доставки</text:p>
        </text:list-item>
        <text:list-item>
          <text:p text:style-name="P3">Создание первоначальных страниц магазина (корзина, оформление заказа и т.д.)</text:p>
        </text:list-item>
      </text:list>
      <text:h text:style-name="P10" text:outline-level="4">1.3 Обзор основных понятий и интерфейса WooCommerce</text:h>
      <text:p text:style-name="P1"><text:span text:style-name="Strong_20_Emphasis">Структура WooCommerce:</text:span></text:p>
      <text:list xml:id="list11174804376483716" text:style-name="L3">
        <text:list-item>
          <text:p text:style-name="P8">Обзор основных компонентов (товары, категории, заказы, клиенты и пр.)</text:p>
        </text:list-item>
        <text:list-item>
          <text:p text:style-name="P4">Интерфейс администратора WooCommerce: панель управления, меню, инструменты администратора</text:p>
        </text:list-item>
      </text:list>
      <text:p text:style-name="P1"><text:span text:style-name="Strong_20_Emphasis">Основные функции и их настройка:</text:span></text:p>
      <text:list xml:id="list3897902105019430740" text:style-name="L4">
        <text:list-item>
          <text:p text:style-name="P9">Управление товарами: добавление, редактирование, удаление, настройка атрибутов и вариаций</text:p>
        </text:list-item>
        <text:list-item>
          <text:p text:style-name="P9">Заказы и клиенты: просмотр заказов, управление клиентскими данными</text:p>
        </text:list-item>
        <text:list-item>
          <text:p text:style-name="P5">Налоги и доставка: настройка налоговых ставок, опций доставки</text:p>
        </text:list-item>
      </text:list>
      <text:p text:style-name="P1">Это лишь начало погружения в WordPress с WooCommerce. В следующих частях учебника будут более подробно рассмотрены различные аспекты разработки и настройки для создания мощного интернет-магазина на этой платформ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1T23:18:04.66</dc:date>
    <meta:document-statistic meta:table-count="0" meta:image-count="0" meta:object-count="0" meta:page-count="1" meta:paragraph-count="23" meta:word-count="258" meta:character-count="2030"/>
    <dc:creator>Dima Wide</dc:creator>
    <meta:user-defined meta:name="Info 1"/>
    <meta:user-defined meta:name="Info 2"/>
    <meta:user-defined meta:name="Info 3"/>
    <meta:user-defined meta:name="Info 4"/>
  </office:meta>
</office:document-meta>
</file>